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o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Looking back at all synchronization options and comparing ease of implementation, CPU load and network traffic between them</text:p>
            </text:list-item>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chunks of memory to disk or other swap partition if the fast speed of RAM is not needed (“paging out”)</text:p>
            </text:list-item>
            <text:list-item>
              <text:p text:style-name="P14">Similarly to this, Linux can also load missing chunk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7">In order to improve on this, a more advanced API (the managed mount API) was created</text:p>
            </text:list-item>
            <text:list-item>
              <text:p text:style-name="P17">A field that tries to optimize for this use case is live migration of VMs</text:p>
            </text:list-item>
            <text:list-item>
              <text:p text:style-name="P17">Live migration refers to moving a virtual machine, its state and connected devices from one host to another with as little downtime as possible</text:p>
            </text:list-item>
            <text:list-item>
              <text:p text:style-name="P17">There are two types of such migration algorithms; pre-copy and post-copy migration</text:p>
            </text:list-item>
            <text:list-item>
              <text:p text:style-name="P17">Pre-copy migration works by copying data from the source to the destination as the VM continues to run (or in the case of a generic migration, app/other state continues being written to)</text:p>
            </text:list-item>
            <text:list-item>
              <text:p text:style-name="P17">First, the initial state of the VM’s memory is copied to the destination</text:p>
            </text:list-item>
            <text:list-item>
              <text:p text:style-name="P17">If, during the push, chunks are being modified, they are being marked as dirty</text:p>
            </text:list-item>
            <text:list-item>
              <text:p text:style-name="P17">These dirty chunks are being copied over to the destination until the number of remaining chunks is small enough to satisfy a maximum downtime criteria</text:p>
            </text:list-item>
            <text:list-item>
              <text:p text:style-name="P17">Once this is the case, the VM is suspended on the source, and the remaining chunks are synced over to destination</text:p>
            </text:list-item>
            <text:list-item>
              <text:p text:style-name="P17">Once the transfer is complete, the VM is resumed on the destination</text:p>
            </text:list-item>
            <text:list-item>
              <text:p text:style-name="P17">This process is helpful since the VM is always available in full on either the source or the destination, and it is resilient to a network outage occurring during the synchronization</text:p>
            </text:list-item>
            <text:list-item>
              <text:p text:style-name="P17">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7">An alternative to pre-copy migration</text:p>
            </text:list-item>
            <text:list-item>
              <text:p text:style-name="P17">In this approach, the VM is immediately suspended on the source, moved to the destination with only a minimal set of chunks</text:p>
            </text:list-item>
            <text:list-item>
              <text:p text:style-name="P17">After the VM has been moved to the destination, it is resumed</text:p>
            </text:list-item>
            <text:list-item>
              <text:p text:style-name="P17">If the VM tries to access a chunk on the destination, a page fault is raised, and the missing page is fetched from the source, and the VM continues to execute</text:p>
            </text:list-item>
            <text:list-item>
              <text:p text:style-name="P17">The benefit of post-copy migration is that it does not require re-transmitting dirty chunks to the destination before the maximum tolerable downtime is reached</text:p>
            </text:list-item>
            <text:list-item>
              <text:p text:style-name="P17">The big drawback of post-copy migration is that it can result in longer migration times, because the chunks need to be fetched from the network on-demand, which is very latency/RTT-sensitive</text:p>
            </text:list-item>
            <text:list-item>
              <text:p text:style-name="P17">For the managed mount API, both paradigms were implemented</text:p>
            </text:list-item>
            <text:list-item>
              <text:p text:style-name="P17">The managed mount API is primarily intended as an API for reading from a remote resource and then syncing changes back to it however, not migrating a resource between two hosts</text:p>
            </text:list-item>
            <text:list-item>
              <text:p text:style-name="P17">The migration API (will be discussed later) is a more well-optimized version for this use case</text:p>
            </text:list-item>
            <text:list-item>
              <text:p text:style-name="P17">The pre-copy API is implemented in the form of preemptive pulls based on another <text:span text:style-name="Source_Text">ReaderAt</text:span></text:p>
            </text:list-item>
            <text:list-item>
              <text:p text:style-name="P17">The <text:span text:style-name="Source_Text">Puller</text:span> component asynchronously pulls chunks in the background (code snipped from https://github.com/pojntfx/r3map/blob/main/pkg/chunks/puller.go)</text:p>
            </text:list-item>
            <text:list-item>
              <text:p text:style-name="P17">It allows passing in a pull heuristic function, which it uses to determine which chunks should be pulled in which order</text:p>
            </text:list-item>
            <text:list-item>
              <text:p text:style-name="P17">Many applications commonly access certain bits of data first</text:p>
            </text:list-item>
            <text:list-item>
              <text:p text:style-name="P17">If a resource should be available locally as quickly as possible, then using the correct pull heuristic can help a lot</text:p>
            </text:list-item>
            <text:list-item>
              <text:p text:style-name="P17">For example, if the data pulled consists of a header, then using a pull heuristic that pulls these header chunks first can be of help</text:p>
            </text:list-item>
            <text:list-item>
              <text:p text:style-name="P17">If a file system is being synchronized, and the superblocks of the file system are being stored in a known pattern, the pull heuristic can be used to fetch these superblocks first</text:p>
            </text:list-item>
            <text:list-item>
              <text:p text:style-name="P17">If a format like MP4, which has an index, is used then said index can be fetched first, be accessed first and during the time needed to parse the index, the remaining data can be pulled in the background</text:p>
            </text:list-item>
            <text:list-item>
              <text:p text:style-name="P17">After sorting the chunks, the puller starts a fixed number of worker threads in the background, each of which ask for a chunk to pull</text:p>
            </text:list-item>
            <text:list-item>
              <text:p text:style-name="P17">Note that the puller itself does not copy to/from a destination; this use case is handled by a separate component</text:p>
            </text:list-item>
            <text:list-item>
              <text:p text:style-name="P17">It simply reads from the provided <text:span text:style-name="Source_Text">ReaderAt</text:span>, which is then expected to handle the actual copying on its own</text:p>
            </text:list-item>
            <text:list-item>
              <text:p text:style-name="P17">The actual copy logic is provided by the <text:span text:style-name="Source_Text">SyncedReadWriterAt</text:span> instead</text:p>
            </text:list-item>
            <text:list-item>
              <text:p text:style-name="P17">This component takes both a remote reader and a local <text:span text:style-name="Source_Text">ReadWriterAt</text:span></text:p>
            </text:list-item>
            <text:list-item>
              <text:p text:style-name="P17">If a chunk is read, e.g. by the puller component calling <text:span text:style-name="Source_Text">ReadAt</text:span>, it is tracked and market as remote by adding it to a local map</text:p>
            </text:list-item>
            <text:list-item>
              <text:p text:style-name="P17">The chunk is then read from the remote reader and written to the local <text:span text:style-name="Source_Text">ReadWriterAt</text:span>, and is then marked as locally available, so that on the second read it is fetched locally directly</text:p>
            </text:list-item>
            <text:list-item>
              <text:p text:style-name="P17">A callback is then called which can be used to monitor the pull process</text:p>
            </text:list-item>
            <text:list-item>
              <text:p text:style-name="P17">Note that if it is used in a pipeline with the <text:span text:style-name="Source_Text">Puller</text:span>, this also means that if a chunk which hasn’t been fetched asynchronously yet will be scheduled to be pulled immediately</text:p>
            </text:list-item>
            <text:list-item>
              <text:p text:style-name="P17">WriteAt also starts by tracking a chunk, but then immediately marks the chunk as available locally no matter whether it has been pulled before</text:p>
            </text:list-item>
            <text:list-item>
              <text:p text:style-name="P17">The combination of the <text:span text:style-name="Source_Text">SyncedReadWriterAt</text:span> and the <text:span text:style-name="Source_Text">Puller</text:span> component implements the pull post-copy system in a modular and testable way</text:p>
            </text:list-item>
            <text:list-item>
              <text:p text:style-name="P17">Unlike the usual way of only fetching chunks when they are available however, this system also allows fetching them pre-emptively, gaining some benefits of pre-copy migration, too</text:p>
            </text:list-item>
            <text:list-item>
              <text:p text:style-name="P17">Using this <text:span text:style-name="Source_Text">Puller</text:span> interface, it is possible to implement a read-only managed mount</text:p>
            </text:list-item>
            <text:list-item>
              <text:p text:style-name="P17">This is very similar the <text:span text:style-name="Source_Text">rr+</text:span> prefetching mechanism from “Remote Regions” (reference atc18-aguilera)</text:p>
            </text:list-item>
            <text:list-item>
              <text:p text:style-name="P17">In order to also be able to write back however, it needs to have a push system as well</text:p>
            </text:list-item>
            <text:list-item>
              <text:p text:style-name="P17">This push system is being started in parallel with the pull system</text:p>
            </text:list-item>
            <text:list-item>
              <text:p text:style-name="P17">It also takes a local and a remote <text:span text:style-name="Source_Text">ReadWriterAt</text:span></text:p>
            </text:list-item>
            <text:list-item>
              <text:p text:style-name="P17">Chunks that have changed/are pushable are marked with <text:span text:style-name="Source_Text">MarkOffsetPushable</text:span> (code snippet from https://github.com/pojntfx/r3map/blob/main/pkg/mount/path_managed.go#L171C24-L185)</text:p>
            </text:list-item>
            <text:list-item>
              <text:p text:style-name="P17">This integrates with the callbacks supplied by the syncer, which ensures that we don’t sync back changes that have been pulled but not modified, only the ones that have been changed locally</text:p>
            </text:list-item>
            <text:list-item>
              <text:p text:style-name="P17">Once opened, the pusher starts a new goroutine in the background which calls <text:span text:style-name="Source_Text">Sync</text:span> in a set recurring interval (code snippet from https://github.com/pojntfx/r3map/blob/main/pkg/chunks/pusher.go)</text:p>
            </text:list-item>
            <text:list-item>
              <text:p text:style-name="P17">Once sync is called by this background worker system or manually, it launches workers in the background</text:p>
            </text:list-item>
            <text:list-item>
              <text:p text:style-name="P17">These workers all wait for a chunk to handle</text:p>
            </text:list-item>
            <text:list-item>
              <text:p text:style-name="P17">Once a worker receives a chunk, it reads it from the local <text:span text:style-name="Source_Text">ReadWriter</text:span>, and copies it to the remote</text:p>
            </text:list-item>
            <text:list-item>
              <text:p text:style-name="P17">Safe access is ensures by individually locking each chunk</text:p>
            </text:list-item>
            <text:list-item>
              <text:p text:style-name="P17">The pusher also serves as a step in the <text:span text:style-name="Source_Text">ReadWriterAt</text:span> pipeline</text:p>
            </text:list-item>
            <text:list-item>
              <text:p text:style-name="P17">In order to do this, it exposes <text:span text:style-name="Source_Text">ReadAt</text:span> and <text:span text:style-name="Source_Text">WriteAt</text:span></text:p>
            </text:list-item>
            <text:list-item>
              <text:p text:style-name="P1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7">For a read-only scenario, the <text:span text:style-name="Source_Text">Pusher</text:span> step is simply skipped (code snippet from https://github.com/pojntfx/r3map/blob/main/pkg/mount/path_managed.go#L142-L169)</text:p>
            </text:list-item>
            <text:list-item>
              <text:p text:style-name="P17">If no background pulls are enabled, the creation of the <text:span text:style-name="Source_Text">Puller</text:span> is simply skipped (code snippet from https://github.com/pojntfx/r3map/blob/main/pkg/mount/path_managed.go#L187-L222)</text:p>
            </text:list-item>
            <text:list-item>
              <text:p text:style-name="P17">This setup allows pulling from the remote <text:span text:style-name="Source_Text">ReadWriterAt</text:span> before the NBD device is open</text:p>
            </text:list-item>
            <text:list-item>
              <text:p text:style-name="P17">This means that we can start pulling in the background as the NBD client and server are still starting (code snippet from https://github.com/pojntfx/r3map/blob/main/pkg/mount/path_managed.go#L251-L272)</text:p>
            </text:list-item>
            <text:list-item>
              <text:p text:style-name="P17">These two components typically start fairly quickly, but can still take multiple ms</text:p>
            </text:list-item>
            <text:list-item>
              <text:p text:style-name="P17">Often, it takes as long as one RTT, so parallelizing this startup process can significantly reduce the initial latency and pre-emptively pull quite a bit of data</text:p>
            </text:list-item>
            <text:list-item>
              <text:p text:style-name="P17">Benchmark: Parallelizing startups and pulling n MBs as the device starts</text:p>
            </text:list-item>
            <text:list-item>
              <text:p text:style-name="P17">Using this benchmark and simple interface also makes the entire system very testable</text:p>
            </text:list-item>
            <text:list-item>
              <text:p text:style-name="P17">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7">With all of these components in place, the managed mounts API serves as a fast and efficient option to access almost any remote resource in memory</text:p>
            </text:list-item>
            <text:list-item>
              <text:p text:style-name="P1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7">It is however a bit more complicated for the lifecycle to work</text:p>
            </text:list-item>
            <text:list-item>
              <text:p text:style-name="P1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7">This is done through a hooks system (code snippet from https://github.com/pojntfx/r3map/blob/main/pkg/mount/file_managed.go#L34-L37)</text:p>
            </text:list-item>
            <text:list-item>
              <text:p text:style-name="P17">The same hooks system is also used to implement the correct lifecycle when <text:span text:style-name="Source_Text">Close</text:span>ing the mount</text:p>
            </text:list-item>
            <text:list-item>
              <text:p text:style-name="P17">While the managed mounts API mostly works, there are some issues with it being implemented in Go</text:p>
            </text:list-item>
            <text:list-item>
              <text:p text:style-name="P17">This is mostly due to deadlocking issues; if the GC tries to release memory, it has to stop the world</text:p>
            </text:list-item>
            <text:list-item>
              <text:p text:style-name="P17">If the <text:span text:style-name="Source_Text">mmap</text:span> API is used, it is possible that the GC tries to manage the underlying slice, or tries to release memory as data is being copied from the mount</text:p>
            </text:list-item>
            <text:list-item>
              <text:p text:style-name="P17">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7">This is fixable by simply starting the server in separate thread, and then <text:span text:style-name="Source_Text">mmap</text:span>ing</text:p>
            </text:list-item>
            <text:list-item>
              <text:p text:style-name="P17">Issues like this however are hard to fix, and point to Go potentially not being the correct language to use for this part of the system</text:p>
            </text:list-item>
            <text:list-item>
              <text:p text:style-name="P17">In the future, using a language without a GC (such as Rust) could provide a good alternative</text:p>
            </text:list-item>
            <text:list-item>
              <text:p text:style-name="P17">While the current API is Go-specific, it could also be exposed through a different interface to make it usable in Go</text:p>
            </text:list-item>
            <text:list-item>
              <text:p text:style-name="P17">A similar approach was made in RegionFS (reference atc18-aguilera)</text:p>
            </text:list-item>
            <text:list-item>
              <text:p text:style-name="P17">RegionFS is implemented as a kernel module, but it is functionally similar to how this API exposes a NBD device for memory interaction</text:p>
            </text:list-item>
            <text:list-item>
              <text:p text:style-name="P17">In RegionFS, the regions file system is mounted to a path, which then exposes regions as virtual files</text:p>
            </text:list-item>
            <text:list-item>
              <text:p text:style-name="P1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7">By using standard utilities like <text:span text:style-name="Source_Text">open</text:span> and <text:span text:style-name="Source_Text">chmod</text:span>, this API usable from different programming languages with ease</text:p>
            </text:list-item>
            <text:list-item>
              <text:p text:style-name="P17">Unlike the managed mounts API however, the system proposed in Remote Regions is mostly intended for private usecases with a limited amount of hosts and in LAN, with low-RTT connections</text:p>
            </text:list-item>
            <text:list-item>
              <text:p text:style-name="P17">It is also not designed to be used for a potential migration scenarios, which the modular approach of r3map allows for</text:p>
            </text:list-item>
            <text:list-item>
              <text:p text:style-name="P17">While Remote Regions’ file system approach does allow for authorization based on permissions, it doesn’t specify how authentication could work</text:p>
            </text:list-item>
            <text:list-item>
              <text:p text:style-name="P17">In terms of the wire protocol, Remote Regions also seems to target mostly LAN with protocols like RDMA comm modules, while r3map targets mostly WAN with a pluggable transport protocol interface</text:p>
            </text:list-item>
          </text:list>
        </text:list-item>
        <text:list-item>
          <text:p text:style-name="P12">Pull-Based Memory Synchronization with Migrations</text:p>
          <text:list text:style-name="L18">
            <text:list-item>
              <text:p text:style-name="P18">We have now implemented a managed mounts API</text:p>
            </text:list-item>
            <text:list-item>
              <text:p text:style-name="P18">This API allows for efficient access to a remote resource through memory</text:p>
            </text:list-item>
            <text:list-item>
              <text:p text:style-name="P18">It is however not well suited for a migration scenario</text:p>
            </text:list-item>
            <text:list-item>
              <text:p text:style-name="P18">For migrations, more optimization is needed to minimize the maximum acceptable downtime</text:p>
            </text:list-item>
            <text:list-item>
              <text:p text:style-name="P18">The flexible architecture of the <text:span text:style-name="Source_Text">ReadWriterAt</text:span> components allow the reuse of lots of code for both use cases</text:p>
            </text:list-item>
            <text:list-item>
              <text:p text:style-name="P18">For the migration, the process is split into two distinct phases</text:p>
            </text:list-item>
            <text:list-item>
              <text:p text:style-name="P18">The same preemptive background pulls and parallelized device/syncer startup can be used, but the push process is dropped</text:p>
            </text:list-item>
            <text:list-item>
              <text:p text:style-name="P18">The two phases allow pulling the majority of the data first, and only finalize the move later with the remaining data</text:p>
            </text:list-item>
            <text:list-item>
              <text:p text:style-name="P18">This is inspired by the pre-copy approach to VM live migration, but also allows for some of the benefits of the post-copy approach as we’ll see later</text:p>
            </text:list-item>
            <text:list-item>
              <text:p text:style-name="P18">Why is this useful? A constraint for the mount-based API that we haven’t mentioned before is that it doesn’t allow safe concurrent access of a resource by two readers or writers at the same time</text:p>
            </text:list-item>
            <text:list-item>
              <text:p text:style-name="P18">This poses a problem for migration, where the downtime is what should be optimized for, as the VM or app that is writing to the source device would need to be suspended before the transfer could begin</text:p>
            </text:list-item>
            <text:list-item>
              <text:p text:style-name="P18">This adds very significant latency, which is a problem</text:p>
            </text:list-item>
            <text:list-item>
              <text:p text:style-name="P18">The mount API was also designed in such a way as to make it hard to share a resource this way</text:p>
            </text:list-item>
            <text:list-item>
              <text:p text:style-name="P18">The remote backend for example API doesn’t itself provide a mount to access the underlying data, which further complicates migration by not implementing a migration lifecycle</text:p>
            </text:list-item>
            <text:list-item>
              <text:p text:style-name="P18">To fix this, the migration API defines two new actors: The seeder and the leecher</text:p>
            </text:list-item>
            <text:list-item>
              <text:p text:style-name="P18">The seeder represents a resource that can be migrated from/a host that exposes a migratable resource</text:p>
            </text:list-item>
            <text:list-item>
              <text:p text:style-name="P18">The leecher represents a client that wants to migrate a resource to itself</text:p>
            </text:list-item>
            <text:list-item>
              <text:p text:style-name="P18">Initially, the protocol starts by running an application with the application’s state on the seeder’s mount</text:p>
            </text:list-item>
            <text:list-item>
              <text:p text:style-name="P18">When a leecher connects to the seeder, the seeder starts tracking any writes to it’s mount</text:p>
            </text:list-item>
            <text:list-item>
              <text:p text:style-name="P18">The leecher starts pulling chunks from the seeder to it’s local backend</text:p>
            </text:list-item>
            <text:list-item>
              <text:p text:style-name="P1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8">The leecher then marks these chunks as remote, immediately resumes the VM, and queues them to be pulled immediately</text:p>
            </text:list-item>
            <text:list-item>
              <text:p text:style-name="P1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8">This way, the maximum tolerable downtime can be drastically reduced, and dirty chunks don’t need to be re-transmitted multiple times</text:p>
            </text:list-item>
            <text:list-item>
              <text:p text:style-name="P1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8">Unlike the remote backend, a seeder also exposes a mount through a path, file or byte slice, so that as the migration is happening, the underlying data can still be accessed by the application</text:p>
            </text:list-item>
            <text:list-item>
              <text:p text:style-name="P1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8">When <text:span text:style-name="Source_Text">Sync</text:span> is called, the changed chunks are returned and the de-duplicated store is cleared</text:p>
            </text:list-item>
            <text:list-item>
              <text:p text:style-name="P18">A benefit of the protocol being defined in such a way that only the client ever calls an RPC, not the other way around, is that the transport layer/RPC system is completely interchangeable</text:p>
            </text:list-item>
            <text:list-item>
              <text:p text:style-name="P1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8">This abstract struct can then be used as the backend for any RPC framework, e.g. for gRPC (code snippet https://github.com/pojntfx/r3map/blob/main/pkg/services/seeder_grpc.go)</text:p>
            </text:list-item>
            <text:list-item>
              <text:p text:style-name="P18">The leecher then takes this abstract API as an argument</text:p>
            </text:list-item>
            <text:list-item>
              <text:p text:style-name="P18">As soon as the leecher is opened, it calls track on the seeder, and in parallel starts the device (code snippet from https://github.com/pojntfx/r3map/blob/main/pkg/migration/path_leecher.go#L144-L203)</text:p>
            </text:list-item>
            <text:list-item>
              <text:p text:style-name="P18">The leecher introduces a new component, the <text:span text:style-name="Source_Text">LockableReadWriterAt</text:span>, into its internal pipeline (add graphic of the internal pipeline)</text:p>
            </text:list-item>
            <text:list-item>
              <text:p text:style-name="P18">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8">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8">Once the leecher has started the device, it sets up a syncer (code snippet from https://github.com/pojntfx/r3map/blob/main/pkg/migration/path_leecher.go#L214-L252)</text:p>
            </text:list-item>
            <text:list-item>
              <text:p text:style-name="P18">A callback can be used to monitor the pull process (code snippet from https://github.com/pojntfx/r3map/blob/main/cmd/r3map-migration-benchmark/main.go#L544-L548)</text:p>
            </text:list-item>
            <text:list-item>
              <text:p text:style-name="P18">As described before, after a satisfactory local availability level has been reached, <text:span text:style-name="Source_Text">Finalize</text:span> can be called</text:p>
            </text:list-item>
            <text:list-item>
              <text:p text:style-name="P18"><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8">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8">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8">Once the leecher has exited, a seeder can be started, to allow for migrating from the destination to another destination again</text:p>
            </text:list-item>
            <text:list-item>
              <text:p text:style-name="P18">A interesting question to ask with the two-step migration API is when to start the finalization step</text:p>
            </text:list-item>
            <text:list-item>
              <text:p text:style-name="P18">As is visible from the migration API protocol state machine showed beforehand, the finalization stage is critical and hard or impossible to recover from depending on the implementation</text:p>
            </text:list-item>
            <text:list-item>
              <text:p text:style-name="P18">While for the memory sync on its own, one could just call <text:span text:style-name="Source_Text">Finalize</text:span> multiple times to restart it</text:p>
            </text:list-item>
            <text:list-item>
              <text:p text:style-name="P18">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8">While not necessarily the case, such a suspend operation is not idempotent (since it might not just be a suspension that is required, but also a shutdown of dependencies etc.)</text:p>
            </text:list-item>
            <text:list-item>
              <text:p text:style-name="P18">“Reducing Virtual Machine Live Migration Overhead via Workload Analysis” provides an interesting analysis of options on how this decision of when to migrate can be made</text:p>
            </text:list-item>
            <text:list-item>
              <text:p text:style-name="P18">While being designed mostly for use with virtual machines, it could serve as a basis for other applications or migration scenarios, too</text:p>
            </text:list-item>
            <text:list-item>
              <text:p text:style-name="P18">The proposed method identifies workload cycles of VMs and uses this information to postpone the migration if doing so is beneficial</text:p>
            </text:list-item>
            <text:list-item>
              <text:p text:style-name="P18">This works by analyzing cyclic patters that can unnecessarily delay a VM’s migration, and identifies optimal cycles to migrate VMs in from this information</text:p>
            </text:list-item>
            <text:list-item>
              <text:p text:style-name="P18">For the VM use case, such cycles could for example be the GC of a large application triggering a lot of changes to the VMs memory etc.</text:p>
            </text:list-item>
            <text:list-item>
              <text:p text:style-name="P18">If a migration is proposed, the system checks for whether it is currently in a beneficial cycle to migrate in in which case it lets the migration proceed; otherwise, it postpones it until the next cycle</text:p>
            </text:list-item>
            <text:list-item>
              <text:p text:style-name="P18">The algorithm uses a Bayesian classifier to identify a favorable or unfavorable cycle</text:p>
            </text:list-item>
            <text:list-item>
              <text:p text:style-name="P18">Compared to the alternative, which is usually waiting for a significant percentage of the chunks that were not changed before tracking started to be synced first, this can potentially yield a lot of improvements</text:p>
            </text:list-item>
            <text:list-item>
              <text:p text:style-name="P18">The paper has found an improvement of up to 74% in terms of live migration time/downtime and 43% in terms of the amount of data transferred over the network</text:p>
            </text:list-item>
            <text:list-item>
              <text:p text:style-name="P18">While such a system was not implemented for r3map, using r3map with such a system would certainly be possible</text:p>
            </text:list-item>
            <text:list-item>
              <text:p text:style-name="P18">With these results in mind, it is interesting to look at how the migration API performs compared to the single-phase mount API</text:p>
            </text:list-item>
            <text:list-item>
              <text:p text:style-name="P18">Benchmark: Maximum acceptable downtime for a migration scenario with the Managed Mount API vs the Migration API</text:p>
            </text:list-item>
          </text:list>
        </text:list-item>
        <text:list-item>
          <text:p text:style-name="P12">Optimizing Mounts and Migrations</text:p>
          <text:list text:style-name="L19">
            <text:list-item>
              <text:p text:style-name="P19">Compared to existing remote mount and migration solutions, r3map is a bit special</text:p>
            </text:list-item>
            <text:list-item>
              <text:p text:style-name="P19">As mentioned before, most systems are designed for scenarios where such resources are accessible in a high-bandwidth, low-latency LAN</text:p>
            </text:list-item>
            <text:list-item>
              <text:p text:style-name="P19">This means that some assumptions concerning security, authentication, authorization and scalability were made that can not be made here</text:p>
            </text:list-item>
            <text:list-item>
              <text:p text:style-name="P19">For example encryption; while for a LAN deployment scenario it is probably assumed that there are no bad actors in the subnet, the same can not be said for WAN</text:p>
            </text:list-item>
            <text:list-item>
              <text:p text:style-name="P19">While depending on e.g. TLS etc. for the migration could have been an option, r3map should still be useful for LAN migration use cases, too, which is why it was made to be completely transport-agnostic</text:p>
            </text:list-item>
            <text:list-item>
              <text:p text:style-name="P19">This makes adding encryption very simple</text:p>
            </text:list-item>
            <text:list-item>
              <text:p text:style-name="P19">E.g. for LAN, the same assumptions that are being made in existing systems can be made, and fast latency-sensitive protocols like the SCSI RDMA protocol (SRP) or a bespoke protocol can be used</text:p>
            </text:list-item>
            <text:list-item>
              <text:p text:style-name="P19">For WAN, a standard internet protocol like TLS over TCP or QUIC can be used instead, which will allow for migration over the public internet, too</text:p>
            </text:list-item>
            <text:list-item>
              <text:p text:style-name="P19">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9">Similarly so, authentication and authorization can be implemented in many ways</text:p>
            </text:list-item>
            <text:list-item>
              <text:p text:style-name="P19">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9">For WAN specifically, new protocols such as QUIC allow tight integration with TLS for authentication and encryption</text:p>
            </text:list-item>
            <text:list-item>
              <text:p text:style-name="P19">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9">QUIC has a way to establish 0-RTT TLS, which can save one or multiple RTTs and thus signficantly reduce this overhead, and handle authentication in the same step</text:p>
            </text:list-item>
            <text:list-item>
              <text:p text:style-name="P19">Another optimization that has been made to support this WAN deployment scenario is the pull-only architecture</text:p>
            </text:list-item>
            <text:list-item>
              <text:p text:style-name="P19">Usually, a pre-copy system pushes changes to the destination in the migration API</text:p>
            </text:list-item>
            <text:list-item>
              <text:p text:style-name="P19">This however makes such a system hard to use in a scenario where NATs exist, or a scenario in which the network might have an outage during the migration</text:p>
            </text:list-item>
            <text:list-item>
              <text:p text:style-name="P19">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9">The pull-only system also means that unlike the push system that was implemented for the hash-based synchronization, a central forwarding hub is not necessary</text:p>
            </text:list-item>
            <text:list-item>
              <text:p text:style-name="P19">In the push-based system for the hash-based solution, the topology had to be static/all destinations would have to have received the changes made to the remote app’s memory since it was started</text:p>
            </text:list-item>
            <text:list-item>
              <text:p text:style-name="P19">In order to cut down on unnecessary duplicate data transmissions, a central forwarding hub was implemented</text:p>
            </text:list-item>
            <text:list-item>
              <text:p text:style-name="P19">This central forwarding hub does however add additional latency, which can be removed completely with the migration protocol’s P2P, pull-only algorithm</text:p>
            </text:list-item>
            <text:list-item>
              <text:p text:style-name="P19">In WAN, where latency is high, the ability to fetch chunks concurrently is very important</text:p>
            </text:list-item>
            <text:list-item>
              <text:p text:style-name="P19">Without concurrent background pulls, latency adds up very quickly as every memory request would have at least the RTT as latency</text:p>
            </text:list-item>
            <text:list-item>
              <text:p text:style-name="P19">The first prerequisite for supporting this is that the remote backend has to be able to read from multiple regions without locking the backend globally</text:p>
            </text:list-item>
            <text:list-item>
              <text:p text:style-name="P19">For the file backend for example, this is not the case, as the lock needs to be acquired for the entire file before an offset can be accessed (code snippet from https://github.com/pojntfx/go-nbd/blob/main/pkg/backend/file.go#L17-L25)</text:p>
            </text:list-item>
            <text:list-item>
              <text:p text:style-name="P19">For high-latency scenarios, this can quickly become a bottleneck</text:p>
            </text:list-item>
            <text:list-item>
              <text:p text:style-name="P19">While there are many ways to solve this, one is to use the directory backend</text:p>
            </text:list-item>
            <text:list-item>
              <text:p text:style-name="P19">Instead of using just one backing file, the directory backend is a chunked backend that uses a directory with one file for each chunk instead of a global file</text:p>
            </text:list-item>
            <text:list-item>
              <text:p text:style-name="P19">This means that the directory backend can lock each file individually, speeding up concurrent access</text:p>
            </text:list-item>
            <text:list-item>
              <text:p text:style-name="P19">This also applies to writes, where even concurrent writes to different chunks can be done at the same time as they are all backed by a separate file</text:p>
            </text:list-item>
            <text:list-item>
              <text:p text:style-name="P19">The directory backend keeps track of these chunks by using an internal map of locks (code snippet from https://github.com/pojntfx/r3map/blob/main/pkg/backend/directory.go#L22-L24)</text:p>
            </text:list-item>
            <text:list-item>
              <text:p text:style-name="P19">When a chunk is first accessed, a new file is created for the chunk (code snipped from https://github.com/pojntfx/r3map/blob/main/pkg/backend/directory.go#L77-L94)</text:p>
            </text:list-item>
            <text:list-item>
              <text:p text:style-name="P19">If the chunk is being read, the file is also truncated to one chunk length</text:p>
            </text:list-item>
            <text:list-item>
              <text:p text:style-name="P19">Since this could easily exhaust the number of maximum allowed file descriptors for a process, a check is added (code snippet from https://github.com/pojntfx/r3map/blob/main/pkg/backend/directory.go#L55-L75)</text:p>
            </text:list-item>
            <text:list-item>
              <text:p text:style-name="P19">If the maximum allowed number of open files is exceeded, the first file is closed and removed from the map, causing it to be reopened on a subsequent read</text:p>
            </text:list-item>
            <text:list-item>
              <text:p text:style-name="P19">These optimizations add an initial overhead to operations, but can significantly improve the pull speed in scenarios where the backing disk is slow or the latency is high</text:p>
            </text:list-item>
            <text:list-item>
              <text:p text:style-name="P19">Benchmark: File vs. directory backend performance</text:p>
            </text:list-item>
            <text:list-item>
              <text:p text:style-name="P19">Another aspect that plays an important role in performance for real-life deployments is the choice of RPC framework and transport protocol</text:p>
            </text:list-item>
            <text:list-item>
              <text:p text:style-name="P19">As mentioned before, both the mount and the migration APIs are transport-independent</text:p>
            </text:list-item>
            <text:list-item>
              <text:p text:style-name="P19">A simple RPC framework to use is dudirekta</text:p>
            </text:list-item>
            <text:list-item>
              <text:p text:style-name="P19">Dudirekta is reflection-based, which makes it very simple to use to iterate on the protocol quickly</text:p>
            </text:list-item>
            <text:list-item>
              <text:p text:style-name="P19">To use it, a simple wrapper struct with the needed RPC methods is created (code snippet from https://github.com/pojntfx/r3map/blob/main/pkg/services/backend.go#L41-L61)</text:p>
            </text:list-item>
            <text:list-item>
              <text:p text:style-name="P19">This wrapper struct simply calls the backend (or seeder etc.) functions</text:p>
            </text:list-item>
            <text:list-item>
              <text:p text:style-name="P19">The wrapper struct is then passed as the local function struct into a registry, which creates the RPC server (code snippet from https://github.com/pojntfx/r3map/blob/main/cmd/r3map-mount-benchmark-server/main.go#L146-L166)</text:p>
            </text:list-item>
            <text:list-item>
              <text:p text:style-name="P1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9">The used protocol is very simple (code snippet from https://github.com/pojntfx/dudirekta#protocol)</text:p>
            </text:list-item>
            <text:list-item>
              <text:p text:style-name="P19">If an RPC, such as <text:span text:style-name="Source_Text">ReadAt</text:span>, is called, it is looked up via reflection and validated (code snippet from https://github.com/pojntfx/dudirekta/blob/main/pkg/rpc/registry.go#L323-L357)</text:p>
            </text:list-item>
            <text:list-item>
              <text:p text:style-name="P1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9">This allows for one important feature: Concurrent RPC calls</text:p>
            </text:list-item>
            <text:list-item>
              <text:p text:style-name="P19">Many simple RPC frameworks only support one RPC call at a time, because no demuxing is implemented</text:p>
            </text:list-item>
            <text:list-item>
              <text:p text:style-name="P19">For example, when dRPC (https://github.com/storj/drpc) was used, drastic performance issues were noted compared to gRPC etc., because no support for concurrent RPCs was implemented</text:p>
            </text:list-item>
            <text:list-item>
              <text:p text:style-name="P19">To use a RPC backend on the destination side, the wrapper struct’s remote representation is used (code snippet from https://github.com/pojntfx/r3map/blob/main/pkg/services/backend.go#L14-L19)</text:p>
            </text:list-item>
            <text:list-item>
              <text:p text:style-name="P1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9">To do this, the arguments are marshalled into JSON, and a unique call ID is generated (code snippet from https://github.com/pojntfx/dudirekta/blob/main/pkg/rpc/registry.go#L109-L130)</text:p>
            </text:list-item>
            <text:list-item>
              <text:p text:style-name="P19">Once the remote has responded with a message containing the unique call ID, it unmarshalls the arguments, and returns (code snippet from https://github.com/pojntfx/dudirekta/blob/main/pkg/rpc/registry.go#L145-L217)</text:p>
            </text:list-item>
            <text:list-item>
              <text:p text:style-name="P19">This makes both calling RPCs and defining them completely transparent to the user</text:p>
            </text:list-item>
            <text:list-item>
              <text:p text:style-name="P19">Since dudirekta has a few limitations (such as the fact that slices are passed as copies, not references, and that context needs to be provided), the resulting remote struct can’t be used directly</text:p>
            </text:list-item>
            <text:list-item>
              <text:p text:style-name="P1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9">The same backend implementation is also done for the seeder protocol (code snippet from https://github.com/pojntfx/r3map/blob/main/pkg/services/seeder.go)</text:p>
            </text:list-item>
            <text:list-item>
              <text:p text:style-name="P19">While the dudirekta RPC serves as a good reference implementation of the basic RPC protocol, it does not scale particularly well</text:p>
            </text:list-item>
            <text:list-item>
              <text:p text:style-name="P19">This mostly stems from two aspects of how it is designed</text:p>
            </text:list-item>
            <text:list-item>
              <text:p text:style-name="P19">JSON(L) is used for the wire format, which while simple and easy to analyze, is slow to marshal and unmarshal</text:p>
            </text:list-item>
            <text:list-item>
              <text:p text:style-name="P19">Dudirekta supports defining functions on both the client and the server</text:p>
            </text:list-item>
            <text:list-item>
              <text:p text:style-name="P19">This is very useful for implementing e.g. a pre-copy protocol where the source pushes chunks to the destination by simply calling a RPC on the destination</text:p>
            </text:list-item>
            <text:list-item>
              <text:p text:style-name="P19">Usually, RPCs don’t support exposing or calling RPCs on the client, too, only on the server</text:p>
            </text:list-item>
            <text:list-item>
              <text:p text:style-name="P19">This would mean that in order to implement a pre-copy protocol with pushes, the destination would have to be <text:span text:style-name="Source_Text">dial</text:span>able from the source</text:p>
            </text:list-item>
            <text:list-item>
              <text:p text:style-name="P19">In a LAN scenario, this is easy to implement, but in WAN it is complicated and requires authentication of both the client and the server</text:p>
            </text:list-item>
            <text:list-item>
              <text:p text:style-name="P19">Dudirekta fixes this by making the protocol itself bi-directional (example and code snippet from https://github.com/pojntfx/dudirekta/tree/main#1-define-local-functions)</text:p>
            </text:list-item>
            <text:list-item>
              <text:p text:style-name="P19">In addition to this, dudirekta works over any <text:span text:style-name="Source_Text">io.ReadWriter</text:span></text:p>
            </text:list-item>
            <text:list-item>
              <text:p text:style-name="P1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9">While implementing such a pooling mechanism in the future could be interesting, it turned out to not be necessary thanks to the pull-based pre-copy solution described earlier</text:p>
            </text:list-item>
            <text:list-item>
              <text:p text:style-name="P19">Instead, only calling RPCs exposed on the server from the client is the only requirement for an RPC framework, and other, more optimized RPC frameworks can already offer this</text:p>
            </text:list-item>
            <text:list-item>
              <text:p text:style-name="P19">Dudirekta uses reflection to make the RPCs essentially almost transparent to use</text:p>
            </text:list-item>
            <text:list-item>
              <text:p text:style-name="P19">By switching to a well-defined protocol with a DSL instead, we can gain further benefits from not having to use reflection and generating code instead</text:p>
            </text:list-item>
            <text:list-item>
              <text:p text:style-name="P19">One popular such framework is gRPC</text:p>
            </text:list-item>
            <text:list-item>
              <text:p text:style-name="P19">gRPC is a high-performance RPC framework based on Protocol Buffers</text:p>
            </text:list-item>
            <text:list-item>
              <text:p text:style-name="P19">Because it is based on Protobuf, we can define the protocol itself in the <text:span text:style-name="Source_Text">proto3</text:span> DSL</text:p>
            </text:list-item>
            <text:list-item>
              <text:p text:style-name="P19">The DSL also allows to specify the order of each field in the resulting wire protocol, making it possible to evolve the protocol over time without having to break backwards compatibility</text:p>
            </text:list-item>
            <text:list-item>
              <text:p text:style-name="P19">This is very important given that r3map could be ported to a language with less overhead in the future, e.g. Rust, and being able to re-use the existing wire protocol would make this much easier</text:p>
            </text:list-item>
            <text:list-item>
              <text:p text:style-name="P19">While dudirekta is a simple protocol that is easy to adapt for other languages, currently it only supports Go and JS, while gRPC supports many more</text:p>
            </text:list-item>
            <text:list-item>
              <text:p text:style-name="P1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9">As mentioned before, for WAN migration or mount scenarios, things like authentication, authorization and encryption are important, which gRPC is well-suited for</text:p>
            </text:list-item>
            <text:list-item>
              <text:p text:style-name="P1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9">gRPC is also based on HTTP/2, which means that it can benefit from existing load balancing tooling etc. that is popular in WAN for web uses even today</text:p>
            </text:list-item>
            <text:list-item>
              <text:p text:style-name="P19">This backend is implemented by first defining the protocol in the DSL (code snippet from https://github.com/pojntfx/r3map/blob/main/api/proto/migration/v1/seeder.proto)</text:p>
            </text:list-item>
            <text:list-item>
              <text:p text:style-name="P19">After generating the bindings, the generated backend interface is implemented by using the dudirekta wrapper struct as the abstraction layer (code snippet from https://github.com/pojntfx/r3map/blob/main/pkg/services/seeder_grpc.go)</text:p>
            </text:list-item>
            <text:list-item>
              <text:p text:style-name="P19">Unlike dudirekta, gRPC also implements concurrent RPCs and connection pooling</text:p>
            </text:list-item>
            <text:list-item>
              <text:p text:style-name="P19">Similarly to how having a backend that allows concurrent reads/writes can be useful to speed up the concurrent push/pull steps, having a protocol that allows for concurrent RPCs can do the same</text:p>
            </text:list-item>
            <text:list-item>
              <text:p text:style-name="P19">Connection pooling is another aspect that can help with this</text:p>
            </text:list-item>
            <text:list-item>
              <text:p text:style-name="P1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19">Despite these benefits, gRPC is not perfect however</text:p>
            </text:list-item>
            <text:list-item>
              <text:p text:style-name="P19">Protobuf specifically, while being faster than JSON, is not the fastest serialization framework that could be used</text:p>
            </text:list-item>
            <text:list-item>
              <text:p text:style-name="P19">This is especially true for large chunks of data, and becomes a real bottleneck if the connection between source and destination would allow for a high throughput</text:p>
            </text:list-item>
            <text:list-item>
              <text:p text:style-name="P19">This is where fRPC, a RPC library that is easy to replace gRPC with, becomes useful</text:p>
            </text:list-item>
            <text:list-item>
              <text:p text:style-name="P19">fRPC is 2-4x faster than gRPC, and especially in terms of throughput (insert graphics from https://frpc.io/performance/grpc-benchmarks)</text:p>
            </text:list-item>
            <text:list-item>
              <text:p text:style-name="P19">Because throughput and latency determine the maximum acceptable downtime of a migration/the initial latency for mounts, choosing the right RPC protocol is an important decision</text:p>
            </text:list-item>
            <text:list-item>
              <text:p text:style-name="P19">fRPC also uses the same proto3 DSL, which makes it an easy drop-in replacement, and it also supports multiplexing and connection polling</text:p>
            </text:list-item>
            <text:list-item>
              <text:p text:style-name="P19">Because of these similarities, the usage of fRPC in r3map is extremely similar to gRPC (code snippet from https://github.com/pojntfx/r3map/blob/main/pkg/services/seeder_frpc.go)</text:p>
            </text:list-item>
            <text:list-item>
              <text:p text:style-name="P19">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19">Benchmark: Effect of tuning the amount of push/pull workers in high-latency for these three backends on latency till first n chunks and throughput</text:p>
            </text:list-item>
            <text:list-item>
              <text:p text:style-name="P19">These backends provide a way to access a remote backend</text:p>
            </text:list-item>
            <text:list-item>
              <text:p text:style-name="P19">This is useful, esp. if the remote resource should be protected in some way or if it requires some kind of authorization</text:p>
            </text:list-item>
            <text:list-item>
              <text:p text:style-name="P19">Depending on the use case however, esp. for the mount API, having access to a remote backend without this level of indirection can be useful</text:p>
            </text:list-item>
            <text:list-item>
              <text:p text:style-name="P19">Fundamentally, a mount maps fairly well to a remote random-access storage device</text:p>
            </text:list-item>
            <text:list-item>
              <text:p text:style-name="P19">Many existing protocols and systems provide a way to access essentially this concept over a network</text:p>
            </text:list-item>
            <text:list-item>
              <text:p text:style-name="P19">One of these is Redis, an in-memory key-value store with network access</text:p>
            </text:list-item>
            <text:list-item>
              <text:p text:style-name="P19">Chunk offsets can be mapped to keys, and bytes are a valid key type, so the chunk itself can be stored directly in the KV store (code snippet from https://github.com/pojntfx/r3map/blob/main/pkg/backend/redis.go#L36-L63)</text:p>
            </text:list-item>
            <text:list-item>
              <text:p text:style-name="P19">Using Redis is particularly useful because it is able to handle the locking server-side in a very efficient way, and is well-tested for high-throughput etc. scenarious</text:p>
            </text:list-item>
            <text:list-item>
              <text:p text:style-name="P19">Authentication can also be handled using the Redis protocol, so can multi-tenancy by using multiple databases or a prefix</text:p>
            </text:list-item>
            <text:list-item>
              <text:p text:style-name="P19">Redis also has very fast read/write speeds due to its bespoke protocol and fast serialization</text:p>
            </text:list-item>
            <text:list-item>
              <text:p text:style-name="P19">While the Redis backend is very useful for read-/write usage, when deployment to the public internet is required, it might not be the best one</text:p>
            </text:list-item>
            <text:list-item>
              <text:p text:style-name="P19">The S3 backend is an good choice for mapping public information, e.g. media assets, binaries, large read-only filesystems etc. into memory</text:p>
            </text:list-item>
            <text:list-item>
              <text:p text:style-name="P19">S3 used to be an object storage service from AWS, but has since become a more or less standard way for accessing blobs thanks to open-source S3 implementations such as Minio</text:p>
            </text:list-item>
            <text:list-item>
              <text:p text:style-name="P19">Similarly to how files were used as individual files, one S3 object per chunk is used to store them</text:p>
            </text:list-item>
            <text:list-item>
              <text:p text:style-name="P19">S3 is based on HTTP, and like the Redis backend requires chunking due to it not supporting updates of part of a file</text:p>
            </text:list-item>
            <text:list-item>
              <text:p text:style-name="P19">In order to prevent having to store empty data, the backend interprets “not found” errors as empty chunks</text:p>
            </text:list-item>
            <text:list-item>
              <text:p text:style-name="P19">Another backend option is a NoSQL server such as Cassandra</text:p>
            </text:list-item>
            <text:list-item>
              <text:p text:style-name="P19">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9"><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9">Similarly to Redis, locking individual keys can be handled by the DB server</text:p>
            </text:list-item>
            <text:list-item>
              <text:p text:style-name="P19">But in the case of Cassandra, the DB server stores chunks on disk, so it can be used for persistent data</text:p>
            </text:list-item>
            <text:list-item>
              <text:p text:style-name="P19">In order to use Cassandra, migrations have to be applied for creating the table etc. (code snippet from https://github.com/pojntfx/r3map/blob/main/cmd/r3map-direct-mount-benchmark/main.go#L369-L396)</text:p>
            </text:list-item>
            <text:list-item>
              <text:p text:style-name="P19">Benchmark: These three backends on localhost and on remote hosts, where they could be of use</text:p>
            </text:list-item>
            <text:list-item>
              <text:p text:style-name="P19">Another interesting aspect of optimization to look at is the overhead of managed mounts</text:p>
            </text:list-item>
            <text:list-item>
              <text:p text:style-name="P19">It is possible for managed mounts (and migrations) to deliver signficantly lower performance compared to direct mounts</text:p>
            </text:list-item>
            <text:list-item>
              <text:p text:style-name="P19">This is because using managed mounts come with the cost of potential duplicate I/O operations</text:p>
            </text:list-item>
            <text:list-item>
              <text:p text:style-name="P19">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9">This however is only the case in scenarios with a very low latency between the local and remote backends</text:p>
            </text:list-item>
            <text:list-item>
              <text:p text:style-name="P19">If latency becomes higher, then the ability to pull the chunks in the background and in parallel with the puller will offset the cost of duplicate I/O</text:p>
            </text:list-item>
            <text:list-item>
              <text:p text:style-name="P19">The same applies to slow local backends, e.g. if slow disks or memory are being used, which can mean that offsetting the duplicate I/O will need a significantly higher latency to be worth it</text:p>
            </text:list-item>
            <text:list-item>
              <text:p text:style-name="P19">Benchmark: Latency and throughput of all benchmarks on localhost and in a realistic latency and throughput scenario (direct mounts can outperform managed mounts in tests on localhosts)</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0T00:53:02Z</meta:creation-date>
    <dc:date>2023-07-10T00:53:02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